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d7d5" officeooo:paragraph-rsid="0018d7d5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8d7d5" officeooo:paragraph-rsid="0018d7d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a356e" officeooo:paragraph-rsid="001a356e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aee0f" officeooo:paragraph-rsid="001aee0f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8d7d5" officeooo:paragraph-rsid="0018d7d5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a356e" officeooo:paragraph-rsid="001a356e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aee0f" officeooo:paragraph-rsid="001aee0f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me.jsp</text:p>
      <text:p text:style-name="P1"/>
      <text:p text:style-name="P1">&lt;%@ page import="java.sql.*" %&gt;</text:p>
      <text:p text:style-name="P1">&lt;html&gt;</text:p>
      <text:p text:style-name="P1">&lt;body background="hotel1.jpg"&gt;</text:p>
      <text:p text:style-name="P1">&lt;br&gt;</text:p>
      <text:p text:style-name="P1">&lt;form method="post" name="form"&gt;</text:p>
      <text:p text:style-name="P1">&lt;!center&gt;</text:p>
      <text:p text:style-name="P1">&lt;font color="blue"&gt;</text:p>
      <text:p text:style-name="P1">&lt;h1 style="margin-left:420px"&gt;LIST OF JOINS&lt;/h1&gt;</text:p>
      <text:p text:style-name="P1">&lt;br&gt;</text:p>
      <text:p text:style-name="P1">&lt;input type="button" value="Natural Join" style="margin:10px 500px;padding:15px;" onclick="window.location.href='naturalJoin.jsp'"&gt;&lt;br&gt;</text:p>
      <text:p text:style-name="P1">&lt;input type="button" value="Cross Join" style="margin:10px 500px;padding:15px;" onclick="window.location.href='crossJoin.jsp'"&gt;&lt;br&gt;</text:p>
      <text:p text:style-name="P1">&lt;input type="button" value="Inner Join" style="margin:10px 500px;padding:15px;" onclick="window.location.href='innerJoin.jsp'"&gt;&lt;br&gt;</text:p>
      <text:p text:style-name="P1">&lt;input type="button" value="Outer Join" style="margin:10px 500px;padding:15px;" onclick="window.location.href='outerJoin.jsp'"&gt;&lt;br&gt;</text:p>
      <text:p text:style-name="P1">&lt;input type="button" value="Right Join" style="margin:10px 500px;padding:15px;" onclick="window.location.href='rightJoin.jsp'"&gt;&lt;br&gt;</text:p>
      <text:p text:style-name="P1">&lt;input type="button" value="Left Join" style="margin:10px 500px;padding:15px;" onclick="window.location.href='leftJoin.jsp'"&gt;</text:p>
      <text:p text:style-name="P1">&lt;br&gt;&lt;br&gt;&lt;br&gt;&lt;br&gt;</text:p>
      <text:p text:style-name="P1">&lt;/table&gt;</text:p>
      <text:p text:style-name="P1">&lt;/form&gt;</text:p>
      <text:p text:style-name="P1">&lt;/body&gt;</text:p>
      <text:p text:style-name="P1">&lt;/html&gt;</text:p>
      <text:p text:style-name="P1"/>
      <text:p text:style-name="P4">naturalJoin.jsp</text:p>
      <text:p text:style-name="P7">&lt;%@ page language="java" import="java.sql.*,java.util.*,java.text.*" %&gt;</text:p>
      <text:p text:style-name="P7"></text:p>
      <text:p text:style-name="P7">&lt;html&gt;</text:p>
      <text:p text:style-name="P7">&lt;body background="hotel2.jpg"&gt;</text:p>
      <text:p text:style-name="P7">&lt;br&gt;</text:p>
      <text:p text:style-name="P7">&lt;h1 align="center"&gt;CROSS JOIN Hotel, GuestBooking&lt;/h1&gt;</text:p>
      <text:p text:style-name="P7">&lt;font color="green"&gt;</text:p>
      <text:p text:style-name="P7">&lt;table align="center" border="1" cellpadding=25&gt;</text:p>
      <text:p text:style-name="P7"><text:tab/>&lt;tr&gt;</text:p>
      <text:p text:style-name="P7"><text:tab/><text:tab/>&lt;th&gt;&lt;font color="brown"&gt;ID&lt;/th&gt;</text:p>
      <text:p text:style-name="P7"><text:tab/><text:tab/>&lt;th&gt;&lt;font color="brown"&gt;Hotel Name&lt;/th&gt;</text:p>
      <text:p text:style-name="P7"><text:tab/><text:tab/>&lt;th&gt;&lt;font color="brown"&gt;City Name&lt;/th&gt;</text:p>
      <text:p text:style-name="P7"><text:tab/>&lt;/tr&gt;</text:p>
      <text:p text:style-name="P7">&lt;%</text:p>
      <text:p text:style-name="P7">String url="jdbc:mysql://localhost/Hotel";</text:p>
      <text:p text:style-name="P7">String driver="com.mysql.jdbc.Driver";</text:p>
      <text:p text:style-name="P7">String user="root";</text:p>
      <text:p text:style-name="P7">String pass="student123";</text:p>
      <text:p text:style-name="P7">Class.forName(driver).newInstance();</text:p>
      <text:p text:style-name="P7">Connection con=DriverManager.getConnection(url,"root","student123");</text:p>
      <text:p text:style-name="P7">Statement st=con.createStatement();</text:p>
      <text:p text:style-name="P7">ResultSet rs=st.executeQuery("select * from hotel CROSS JOIN GuestBooking;");</text:p>
      <text:p text:style-name="P7"><text:soft-page-break/>while(rs.next())</text:p>
      <text:p text:style-name="P7">{</text:p>
      <text:p text:style-name="P7">%&gt;</text:p>
      <text:p text:style-name="P7">&lt;font color="blue"&gt;</text:p>
      <text:p text:style-name="P7">&lt;tr&gt;</text:p>
      <text:p text:style-name="P7"><text:tab/>&lt;td&gt;&lt;font color="blue"&gt;&lt;%=rs.getString(1)%&gt;&lt;/td&gt;</text:p>
      <text:p text:style-name="P7"><text:tab/>&lt;td&gt;&lt;font color="blue"&gt;&lt;%=rs.getString(2)%&gt;&lt;/td&gt;</text:p>
      <text:p text:style-name="P7"><text:tab/>&lt;td&gt;&lt;font color="blue"&gt;&lt;%=rs.getString(3)%&gt;&lt;/td&gt;</text:p>
      <text:p text:style-name="P7"><text:tab/>&lt;td&gt;&lt;font color="blue"&gt;&lt;%=rs.getString(4)%&gt;&lt;/td&gt;</text:p>
      <text:p text:style-name="P7"><text:tab/>&lt;td&gt;&lt;font color="blue"&gt;&lt;%=rs.getString(5)%&gt;&lt;/td&gt;</text:p>
      <text:p text:style-name="P7"><text:tab/>&lt;td&gt;&lt;font color="blue"&gt;&lt;%=rs.getString(6)%&gt;&lt;/td&gt;</text:p>
      <text:p text:style-name="P7">&lt;/tr&gt;</text:p>
      <text:p text:style-name="P7">&lt;%</text:p>
      <text:p text:style-name="P7">}</text:p>
      <text:p text:style-name="P7">%&gt;</text:p>
      <text:p text:style-name="P7">&lt;/table&gt;</text:p>
      <text:p text:style-name="P7">&lt;/body&gt;</text:p>
      <text:p text:style-name="P7">&lt;/html&gt;</text:p>
      <text:p text:style-name="P7"/>
      <text:p text:style-name="P2">crossJoin.jsp</text:p>
      <text:p text:style-name="P1">&lt;%@ page language="java" import="java.sql.*,java.util.*,java.text.*" %&gt;</text:p>
      <text:p text:style-name="P1"></text:p>
      <text:p text:style-name="P1">&lt;html&gt;</text:p>
      <text:p text:style-name="P1">&lt;body background="hotel2.jpg"&gt;</text:p>
      <text:p text:style-name="P1">&lt;br&gt;</text:p>
      <text:p text:style-name="P1">&lt;h1 align="center"&gt;CROSS JOIN Hotel, GuestBooking&lt;/h1&gt;</text:p>
      <text:p text:style-name="P1">&lt;font color="green"&gt;</text:p>
      <text:p text:style-name="P1">&lt;table align="center" border="1" cellpadding=25&gt;</text:p>
      <text:p text:style-name="P1"><text:tab/>&lt;tr&gt;</text:p>
      <text:p text:style-name="P1"><text:tab/><text:tab/>&lt;th&gt;&lt;font color="brown"&gt;ID&lt;/th&gt;</text:p>
      <text:p text:style-name="P1"><text:tab/><text:tab/>&lt;th&gt;&lt;font color="brown"&gt;Hotel Name&lt;/th&gt;</text:p>
      <text:p text:style-name="P1"><text:tab/><text:tab/>&lt;th&gt;&lt;font color="brown"&gt;City Name&lt;/th&gt;</text:p>
      <text:p text:style-name="P1"><text:tab/>&lt;/tr&gt;</text:p>
      <text:p text:style-name="P1">&lt;%</text:p>
      <text:p text:style-name="P1">String url="jdbc:mysql://localhost/Hotel";</text:p>
      <text:p text:style-name="P1">String driver="com.mysql.jdbc.Driver";</text:p>
      <text:p text:style-name="P1">String user="root";</text:p>
      <text:p text:style-name="P1">String pass="student123";</text:p>
      <text:p text:style-name="P1">Class.forName(driver).newInstance();</text:p>
      <text:p text:style-name="P1">Connection con=DriverManager.getConnection(url,"root","student123");</text:p>
      <text:p text:style-name="P1">Statement st=con.createStatement();</text:p>
      <text:p text:style-name="P1">ResultSet rs=st.executeQuery("select * from hotel CROSS JOIN GuestBooking;");</text:p>
      <text:p text:style-name="P1">while(rs.next())</text:p>
      <text:p text:style-name="P1">{</text:p>
      <text:p text:style-name="P1">%&gt;</text:p>
      <text:p text:style-name="P1">&lt;font color="blue"&gt;</text:p>
      <text:p text:style-name="P1">&lt;tr&gt;</text:p>
      <text:p text:style-name="P1"><text:tab/>&lt;td&gt;&lt;font color="blue"&gt;&lt;%=rs.getString(1)%&gt;&lt;/td&gt;</text:p>
      <text:p text:style-name="P1"><text:tab/>&lt;td&gt;&lt;font color="blue"&gt;&lt;%=rs.getString(2)%&gt;&lt;/td&gt;</text:p>
      <text:p text:style-name="P1"><text:tab/>&lt;td&gt;&lt;font color="blue"&gt;&lt;%=rs.getString(3)%&gt;&lt;/td&gt;</text:p>
      <text:p text:style-name="P1"><text:tab/>&lt;td&gt;&lt;font color="blue"&gt;&lt;%=rs.getString(4)%&gt;&lt;/td&gt;</text:p>
      <text:p text:style-name="P1"><text:tab/>&lt;td&gt;&lt;font color="blue"&gt;&lt;%=rs.getString(5)%&gt;&lt;/td&gt;</text:p>
      <text:p text:style-name="P1"><text:soft-page-break/><text:tab/>&lt;td&gt;&lt;font color="blue"&gt;&lt;%=rs.getString(6)%&gt;&lt;/td&gt;</text:p>
      <text:p text:style-name="P1">&lt;/tr&gt;</text:p>
      <text:p text:style-name="P1">&lt;%</text:p>
      <text:p text:style-name="P1">}</text:p>
      <text:p text:style-name="P1">%&gt;</text:p>
      <text:p text:style-name="P1">&lt;/table&gt;</text:p>
      <text:p text:style-name="P1">&lt;/body&gt;</text:p>
      <text:p text:style-name="P1">&lt;/html&gt;</text:p>
      <text:p text:style-name="P1"/>
      <text:p text:style-name="P2">innerJoin.jsp</text:p>
      <text:p text:style-name="P5">&lt;%@ page language="java" import="java.sql.*,java.util.*,java.text.*" %&gt;</text:p>
      <text:p text:style-name="P5"></text:p>
      <text:p text:style-name="P5">&lt;html&gt;</text:p>
      <text:p text:style-name="P5">&lt;body background="hotel2.jpg"&gt;</text:p>
      <text:p text:style-name="P5">&lt;br&gt;</text:p>
      <text:p text:style-name="P5">&lt;h1 align="center"&gt;INNER JOIN Hotel, GuestBooking&lt;/h1&gt;</text:p>
      <text:p text:style-name="P5">&lt;font color="green"&gt;</text:p>
      <text:p text:style-name="P5">&lt;table align="center" border="1" cellpadding=25&gt;</text:p>
      <text:p text:style-name="P5"><text:tab/>&lt;tr&gt;</text:p>
      <text:p text:style-name="P5"><text:tab/><text:tab/>&lt;th&gt;&lt;font color="brown"&gt;ID&lt;/th&gt;</text:p>
      <text:p text:style-name="P5"><text:tab/><text:tab/>&lt;th&gt;&lt;font color="brown"&gt;Hotel Name&lt;/th&gt;</text:p>
      <text:p text:style-name="P5"><text:tab/><text:tab/>&lt;th&gt;&lt;font color="brown"&gt;City Name&lt;/th&gt;</text:p>
      <text:p text:style-name="P5"><text:tab/>&lt;/tr&gt;</text:p>
      <text:p text:style-name="P5">&lt;%</text:p>
      <text:p text:style-name="P5">String url="jdbc:mysql://localhost/Hotel";</text:p>
      <text:p text:style-name="P5">String driver="com.mysql.jdbc.Driver";</text:p>
      <text:p text:style-name="P5">String user="root";</text:p>
      <text:p text:style-name="P5">String pass="student123";</text:p>
      <text:p text:style-name="P5">Class.forName(driver).newInstance();</text:p>
      <text:p text:style-name="P5">Connection con=DriverManager.getConnection(url,"root","student123");</text:p>
      <text:p text:style-name="P5">Statement st=con.createStatement();</text:p>
      <text:p text:style-name="P5">ResultSet rs=st.executeQuery("select * from hotel INNER JOIN GuestBooking on hotel.id=GuestBooking.Hid;");</text:p>
      <text:p text:style-name="P5">while(rs.next())</text:p>
      <text:p text:style-name="P5">{</text:p>
      <text:p text:style-name="P5">%&gt;</text:p>
      <text:p text:style-name="P5">&lt;font color="blue"&gt;</text:p>
      <text:p text:style-name="P5">&lt;tr&gt;</text:p>
      <text:p text:style-name="P5"><text:tab/>&lt;td&gt;&lt;font color="blue"&gt;&lt;%=rs.getString(1)%&gt;&lt;/td&gt;</text:p>
      <text:p text:style-name="P5"><text:tab/>&lt;td&gt;&lt;font color="blue"&gt;&lt;%=rs.getString(2)%&gt;&lt;/td&gt;</text:p>
      <text:p text:style-name="P5"><text:tab/>&lt;td&gt;&lt;font color="blue"&gt;&lt;%=rs.getString(3)%&gt;&lt;/td&gt;</text:p>
      <text:p text:style-name="P5"><text:tab/>&lt;td&gt;&lt;font color="blue"&gt;&lt;%=rs.getString(4)%&gt;&lt;/td&gt;</text:p>
      <text:p text:style-name="P5"><text:tab/>&lt;td&gt;&lt;font color="blue"&gt;&lt;%=rs.getString(5)%&gt;&lt;/td&gt;</text:p>
      <text:p text:style-name="P5"><text:tab/>&lt;td&gt;&lt;font color="blue"&gt;&lt;%=rs.getString(6)%&gt;&lt;/td&gt;</text:p>
      <text:p text:style-name="P5">&lt;/tr&gt;</text:p>
      <text:p text:style-name="P5">&lt;%</text:p>
      <text:p text:style-name="P5">}</text:p>
      <text:p text:style-name="P5">%&gt;</text:p>
      <text:p text:style-name="P5">&lt;/table&gt;</text:p>
      <text:p text:style-name="P5">&lt;/body&gt;</text:p>
      <text:p text:style-name="P5">&lt;/html&gt;</text:p>
      <text:p text:style-name="P5"/>
      <text:p text:style-name="P2"><text:soft-page-break/>outerJoin.jsp</text:p>
      <text:p text:style-name="P5">&lt;%@ page language="java" import="java.sql.*,java.util.*,java.text.*" %&gt;</text:p>
      <text:p text:style-name="P5"></text:p>
      <text:p text:style-name="P5">&lt;html&gt;</text:p>
      <text:p text:style-name="P5">&lt;body background="hotel2.jpg"&gt;</text:p>
      <text:p text:style-name="P5">&lt;br&gt;</text:p>
      <text:p text:style-name="P5">&lt;h1 align="center"&gt;OUTER JOIN Hotel, GuestBooking&lt;/h1&gt;</text:p>
      <text:p text:style-name="P5">&lt;font color="green"&gt;</text:p>
      <text:p text:style-name="P5">&lt;table align="center" border="1" cellpadding=25&gt;</text:p>
      <text:p text:style-name="P5"><text:tab/>&lt;tr&gt;</text:p>
      <text:p text:style-name="P5"><text:tab/><text:tab/>&lt;th&gt;&lt;font color="brown"&gt;ID&lt;/th&gt;</text:p>
      <text:p text:style-name="P5"><text:tab/><text:tab/>&lt;th&gt;&lt;font color="brown"&gt;Hotel Name&lt;/th&gt;</text:p>
      <text:p text:style-name="P5"><text:tab/><text:tab/>&lt;th&gt;&lt;font color="brown"&gt;City Name&lt;/th&gt;</text:p>
      <text:p text:style-name="P5"><text:tab/>&lt;/tr&gt;</text:p>
      <text:p text:style-name="P5">&lt;%</text:p>
      <text:p text:style-name="P5">String url="jdbc:mysql://localhost/Hotel";</text:p>
      <text:p text:style-name="P5">String driver="com.mysql.jdbc.Driver";</text:p>
      <text:p text:style-name="P5">String user="root";</text:p>
      <text:p text:style-name="P5">String pass="student123";</text:p>
      <text:p text:style-name="P5">Class.forName(driver).newInstance();</text:p>
      <text:p text:style-name="P5">Connection con=DriverManager.getConnection(url,"root","student123");</text:p>
      <text:p text:style-name="P5">Statement st=con.createStatement();</text:p>
      <text:p text:style-name="P5">ResultSet rs=st.executeQuery("select * from hotel OUTER JOIN GuestBooking on hotel.id=GuestBooking.Hid;");</text:p>
      <text:p text:style-name="P5">while(rs.next())</text:p>
      <text:p text:style-name="P5">{</text:p>
      <text:p text:style-name="P5">%&gt;</text:p>
      <text:p text:style-name="P5">&lt;font color="blue"&gt;</text:p>
      <text:p text:style-name="P5">&lt;tr&gt;</text:p>
      <text:p text:style-name="P5"><text:tab/>&lt;td&gt;&lt;font color="blue"&gt;&lt;%=rs.getString(1)%&gt;&lt;/td&gt;</text:p>
      <text:p text:style-name="P5"><text:tab/>&lt;td&gt;&lt;font color="blue"&gt;&lt;%=rs.getString(2)%&gt;&lt;/td&gt;</text:p>
      <text:p text:style-name="P5"><text:tab/>&lt;td&gt;&lt;font color="blue"&gt;&lt;%=rs.getString(3)%&gt;&lt;/td&gt;</text:p>
      <text:p text:style-name="P5"><text:tab/>&lt;td&gt;&lt;font color="blue"&gt;&lt;%=rs.getString(4)%&gt;&lt;/td&gt;</text:p>
      <text:p text:style-name="P5"><text:tab/>&lt;td&gt;&lt;font color="blue"&gt;&lt;%=rs.getString(5)%&gt;&lt;/td&gt;</text:p>
      <text:p text:style-name="P5"><text:tab/>&lt;td&gt;&lt;font color="blue"&gt;&lt;%=rs.getString(6)%&gt;&lt;/td&gt;</text:p>
      <text:p text:style-name="P5">&lt;/tr&gt;</text:p>
      <text:p text:style-name="P5">&lt;%</text:p>
      <text:p text:style-name="P5">}</text:p>
      <text:p text:style-name="P5">%&gt;</text:p>
      <text:p text:style-name="P5">&lt;/table&gt;</text:p>
      <text:p text:style-name="P5">&lt;/body&gt;</text:p>
      <text:p text:style-name="P5">&lt;/html&gt;</text:p>
      <text:p text:style-name="P2">rightJoin.jsp</text:p>
      <text:p text:style-name="P5">&lt;%@ page language="java" import="java.sql.*,java.util.*,java.text.*" %&gt;</text:p>
      <text:p text:style-name="P5"></text:p>
      <text:p text:style-name="P5">&lt;html&gt;</text:p>
      <text:p text:style-name="P5">&lt;body background="hotel2.jpg"&gt;</text:p>
      <text:p text:style-name="P5">&lt;br&gt;</text:p>
      <text:p text:style-name="P5">&lt;h1 align="center"&gt;RIGHT JOIN Hotel, GuestBooking&lt;/h1&gt;</text:p>
      <text:p text:style-name="P5">&lt;font color="green"&gt;</text:p>
      <text:p text:style-name="P5">&lt;table align="center" border="1" cellpadding=25&gt;</text:p>
      <text:p text:style-name="P5"><text:tab/>&lt;tr&gt;</text:p>
      <text:p text:style-name="P5"><text:soft-page-break/><text:tab/><text:tab/>&lt;th&gt;&lt;font color="brown"&gt;ID&lt;/th&gt;</text:p>
      <text:p text:style-name="P5"><text:tab/><text:tab/>&lt;th&gt;&lt;font color="brown"&gt;Hotel Name&lt;/th&gt;</text:p>
      <text:p text:style-name="P5"><text:tab/><text:tab/>&lt;th&gt;&lt;font color="brown"&gt;City Name&lt;/th&gt;</text:p>
      <text:p text:style-name="P5"><text:tab/>&lt;/tr&gt;</text:p>
      <text:p text:style-name="P5">&lt;%</text:p>
      <text:p text:style-name="P5">String url="jdbc:mysql://localhost/Hotel";</text:p>
      <text:p text:style-name="P5">String driver="com.mysql.jdbc.Driver";</text:p>
      <text:p text:style-name="P5">String user="root";</text:p>
      <text:p text:style-name="P5">String pass="student123";</text:p>
      <text:p text:style-name="P5">Class.forName(driver).newInstance();</text:p>
      <text:p text:style-name="P5">Connection con=DriverManager.getConnection(url,"root","student123");</text:p>
      <text:p text:style-name="P5">Statement st=con.createStatement();</text:p>
      <text:p text:style-name="P5">ResultSet rs=st.executeQuery("select * from hotel RIGHT JOIN GuestBooking on hotel.id=GuestBooking.Hid;");</text:p>
      <text:p text:style-name="P5">while(rs.next())</text:p>
      <text:p text:style-name="P5">{</text:p>
      <text:p text:style-name="P5">%&gt;</text:p>
      <text:p text:style-name="P5">&lt;font color="blue"&gt;</text:p>
      <text:p text:style-name="P5">&lt;tr&gt;</text:p>
      <text:p text:style-name="P5"><text:tab/>&lt;td&gt;&lt;font color="blue"&gt;&lt;%=rs.getString(1)%&gt;&lt;/td&gt;</text:p>
      <text:p text:style-name="P5"><text:tab/>&lt;td&gt;&lt;font color="blue"&gt;&lt;%=rs.getString(2)%&gt;&lt;/td&gt;</text:p>
      <text:p text:style-name="P5"><text:tab/>&lt;td&gt;&lt;font color="blue"&gt;&lt;%=rs.getString(3)%&gt;&lt;/td&gt;</text:p>
      <text:p text:style-name="P5"><text:tab/>&lt;td&gt;&lt;font color="blue"&gt;&lt;%=rs.getString(4)%&gt;&lt;/td&gt;</text:p>
      <text:p text:style-name="P5"><text:tab/>&lt;td&gt;&lt;font color="blue"&gt;&lt;%=rs.getString(5)%&gt;&lt;/td&gt;</text:p>
      <text:p text:style-name="P5"><text:tab/>&lt;td&gt;&lt;font color="blue"&gt;&lt;%=rs.getString(6)%&gt;&lt;/td&gt;</text:p>
      <text:p text:style-name="P5">&lt;/tr&gt;</text:p>
      <text:p text:style-name="P5">&lt;%</text:p>
      <text:p text:style-name="P5">}</text:p>
      <text:p text:style-name="P5">%&gt;</text:p>
      <text:p text:style-name="P5">&lt;/table&gt;</text:p>
      <text:p text:style-name="P5">&lt;/body&gt;</text:p>
      <text:p text:style-name="P5">&lt;/html&gt;</text:p>
      <text:p text:style-name="P5"/>
      <text:p text:style-name="P3">leftJoin.jsp</text:p>
      <text:p text:style-name="P6">&lt;%@ page language="java" import="java.sql.*,java.util.*,java.text.*" %&gt;</text:p>
      <text:p text:style-name="P6"></text:p>
      <text:p text:style-name="P6">&lt;html&gt;</text:p>
      <text:p text:style-name="P6">&lt;body background="hotel2.jpg"&gt;</text:p>
      <text:p text:style-name="P6">&lt;br&gt;</text:p>
      <text:p text:style-name="P6">&lt;h1 align="center"&gt;LEFT JOIN Hotel, GuestBooking&lt;/h1&gt;</text:p>
      <text:p text:style-name="P6">&lt;font color="green"&gt;</text:p>
      <text:p text:style-name="P6">&lt;table align="center" border="1" cellpadding=25&gt;</text:p>
      <text:p text:style-name="P6"><text:tab/>&lt;tr&gt;</text:p>
      <text:p text:style-name="P6"><text:tab/><text:tab/>&lt;th&gt;&lt;font color="brown"&gt;ID&lt;/th&gt;</text:p>
      <text:p text:style-name="P6"><text:tab/><text:tab/>&lt;th&gt;&lt;font color="brown"&gt;Hotel Name&lt;/th&gt;</text:p>
      <text:p text:style-name="P6"><text:tab/><text:tab/>&lt;th&gt;&lt;font color="brown"&gt;City Name&lt;/th&gt;</text:p>
      <text:p text:style-name="P6"><text:tab/>&lt;/tr&gt;</text:p>
      <text:p text:style-name="P6">&lt;%</text:p>
      <text:p text:style-name="P6">String url="jdbc:mysql://localhost/Hotel";</text:p>
      <text:p text:style-name="P6">String driver="com.mysql.jdbc.Driver";</text:p>
      <text:p text:style-name="P6">String user="root";</text:p>
      <text:p text:style-name="P6">String pass="student123";</text:p>
      <text:p text:style-name="P6"><text:soft-page-break/>Class.forName(driver).newInstance();</text:p>
      <text:p text:style-name="P6">Connection con=DriverManager.getConnection(url,"root","student123");</text:p>
      <text:p text:style-name="P6">Statement st=con.createStatement();</text:p>
      <text:p text:style-name="P6">ResultSet rs=st.executeQuery("select * from hotel LEFT JOIN GuestBooking on hotel.id=GuestBooking.Hid;");</text:p>
      <text:p text:style-name="P6">while(rs.next())</text:p>
      <text:p text:style-name="P6">{</text:p>
      <text:p text:style-name="P6">%&gt;</text:p>
      <text:p text:style-name="P6">&lt;font color="blue"&gt;</text:p>
      <text:p text:style-name="P6">&lt;tr&gt;</text:p>
      <text:p text:style-name="P6"><text:tab/>&lt;td&gt;&lt;font color="blue"&gt;&lt;%=rs.getString(1)%&gt;&lt;/td&gt;</text:p>
      <text:p text:style-name="P6"><text:tab/>&lt;td&gt;&lt;font color="blue"&gt;&lt;%=rs.getString(2)%&gt;&lt;/td&gt;</text:p>
      <text:p text:style-name="P6"><text:tab/>&lt;td&gt;&lt;font color="blue"&gt;&lt;%=rs.getString(3)%&gt;&lt;/td&gt;</text:p>
      <text:p text:style-name="P6"><text:tab/>&lt;td&gt;&lt;font color="blue"&gt;&lt;%=rs.getString(4)%&gt;&lt;/td&gt;</text:p>
      <text:p text:style-name="P6"><text:tab/>&lt;td&gt;&lt;font color="blue"&gt;&lt;%=rs.getString(5)%&gt;&lt;/td&gt;</text:p>
      <text:p text:style-name="P6"><text:tab/>&lt;td&gt;&lt;font color="blue"&gt;&lt;%=rs.getString(6)%&gt;&lt;/td&gt;</text:p>
      <text:p text:style-name="P6">&lt;/tr&gt;</text:p>
      <text:p text:style-name="P6">&lt;%</text:p>
      <text:p text:style-name="P6">}</text:p>
      <text:p text:style-name="P6">%&gt;</text:p>
      <text:p text:style-name="P6">&lt;/table&gt;</text:p>
      <text:p text:style-name="P6">&lt;/body&gt;</text:p>
      <text:p text:style-name="P6">&lt;/html&gt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2:13:13.164246771</meta:creation-date>
    <dc:date>2016-09-27T22:16:49.411353250</dc:date>
    <meta:editing-duration>PT5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6" meta:paragraph-count="267" meta:word-count="543" meta:character-count="7880" meta:non-whitespace-character-count="7255"/>
  </office:meta>
</office:document-meta>
</file>